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2676205993861383" text:style-name="WWNum1">
        <text:list-header>
          <text:h text:style-name="P4" text:outline-level="1">SourceTree</text:h>
        </text:list-header>
      </text:list>
      <text:list xml:id="list885569583559908456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31-1-2019</text:p>
      <text:p text:style-name="Standard"/>
      <text:p text:style-name="P1">Link de Interes:<text:tab/><text:tab/><text:a xlink:type="simple" xlink:href="https://www.adictosaltrabajo.com/2015/06/08/primeros-pasos-con-source-tree/" text:style-name="Internet_20_link" text:visited-style-name="Visited_20_Internet_20_Link">Tutoria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19-01-31T14:35:39</meta:creation-date>
    <meta:editing-duration>PT12M36S</meta:editing-duration>
    <meta:generator>OpenOffice/4.1.6$Unix OpenOffice.org_project/416m1$Build-9790</meta:generator>
    <meta:initial-creator>Máximo Meza</meta:initial-creator>
    <dc:date>2019-01-31T14:49:13</dc:date>
    <dc:creator>Máximo Meza</dc:creator>
    <meta:document-statistic meta:table-count="0" meta:image-count="0" meta:object-count="0" meta:page-count="2" meta:paragraph-count="8" meta:word-count="19" meta:character-count="1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